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72" calcext:value-type="float">
            <text:p>372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853211009174312" calcext:value-type="percentage">
            <text:p>85,32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.00.0000</text:date>, <text:time style:data-style-name="N2" text:time-value="10:29:39.8424532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8T16:37:44.814965053</dc:date>
    <meta:editing-duration>P1DT12H18M33S</meta:editing-duration>
    <meta:editing-cycles>165</meta:editing-cycles>
    <meta:generator>LibreOffice/5.4.1.2.0$Linux_X86_64 LibreOffice_project/40m0$Build-2</meta:generator>
    <meta:document-statistic meta:table-count="2" meta:cell-count="1463" meta:object-count="0"/>
  </office:meta>
</office:document-meta>
</file>